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ru" fo:country="RU" fo:font-weight="bold" officeooo:rsid="001104c4" officeooo:paragraph-rsid="001104c4" style:font-weight-asian="bold" style:font-weight-complex="bold"/>
    </style:style>
    <style:style style:name="P2" style:family="paragraph" style:parent-style-name="Standard">
      <style:text-properties fo:language="ru" fo:country="RU" fo:font-weight="bold" officeooo:rsid="001104c4" officeooo:paragraph-rsid="00145acf" style:font-weight-asian="bold" style:font-weight-complex="bold"/>
    </style:style>
    <style:style style:name="P3" style:family="paragraph" style:parent-style-name="Standard">
      <style:text-properties fo:language="ru" fo:country="RU" fo:font-weight="normal" officeooo:rsid="001104c4" officeooo:paragraph-rsid="001104c4" style:font-weight-asian="normal" style:font-weight-complex="normal"/>
    </style:style>
    <style:style style:name="P4" style:family="paragraph" style:parent-style-name="Standard">
      <style:text-properties fo:language="ru" fo:country="RU" fo:font-weight="normal" officeooo:rsid="001104c4" officeooo:paragraph-rsid="001883fd" style:font-weight-asian="normal" style:font-weight-complex="normal"/>
    </style:style>
    <style:style style:name="P5" style:family="paragraph" style:parent-style-name="Standard">
      <style:text-properties fo:language="ru" fo:country="RU" fo:font-weight="normal" officeooo:rsid="001104c4" officeooo:paragraph-rsid="00145acf" style:font-weight-asian="normal" style:font-weight-complex="normal"/>
    </style:style>
    <style:style style:name="P6" style:family="paragraph" style:parent-style-name="Standard">
      <style:text-properties fo:language="ru" fo:country="RU" fo:font-weight="normal" officeooo:rsid="00130110" officeooo:paragraph-rsid="00130110" style:font-weight-asian="normal" style:font-weight-complex="normal"/>
    </style:style>
    <style:style style:name="P7" style:family="paragraph" style:parent-style-name="Standard">
      <style:text-properties fo:language="ru" fo:country="RU" fo:font-weight="normal" officeooo:rsid="00161a29" officeooo:paragraph-rsid="00161a29" style:font-weight-asian="normal" style:font-weight-complex="normal"/>
    </style:style>
    <style:style style:name="P8" style:family="paragraph" style:parent-style-name="Standard">
      <style:text-properties fo:language="ru" fo:country="RU" fo:font-weight="normal" officeooo:rsid="0019a1a5" officeooo:paragraph-rsid="0019a1a5" style:font-weight-asian="normal" style:font-weight-complex="normal"/>
    </style:style>
    <style:style style:name="P9" style:family="paragraph" style:parent-style-name="Standard">
      <style:text-properties fo:language="ru" fo:country="RU" fo:font-weight="normal" officeooo:rsid="00177624" officeooo:paragraph-rsid="00192e05" fo:background-color="#66ff99" style:font-weight-asian="normal" style:font-weight-complex="normal"/>
    </style:style>
    <style:style style:name="P10" style:family="paragraph" style:parent-style-name="Standard">
      <style:text-properties fo:language="ru" fo:country="RU" fo:font-weight="normal" officeooo:rsid="00177624" officeooo:paragraph-rsid="00177624" fo:background-color="transparent" style:font-weight-asian="normal" style:font-weight-complex="normal"/>
    </style:style>
    <style:style style:name="P11" style:family="paragraph" style:parent-style-name="Standard">
      <style:text-properties fo:language="ru" fo:country="RU" fo:font-weight="normal" officeooo:rsid="00177624" officeooo:paragraph-rsid="00192e05" fo:background-color="transparent" style:font-weight-asian="normal" style:font-weight-complex="normal"/>
    </style:style>
    <style:style style:name="P12" style:family="paragraph" style:parent-style-name="Standard">
      <style:text-properties fo:language="ru" fo:country="RU" fo:font-weight="normal" officeooo:rsid="001883fd" officeooo:paragraph-rsid="00177624" fo:background-color="transparent" style:font-weight-asian="normal" style:font-weight-complex="normal"/>
    </style:style>
    <style:style style:name="P13" style:family="paragraph" style:parent-style-name="Standard">
      <style:text-properties fo:language="ru" fo:country="RU" fo:font-weight="normal" officeooo:rsid="001883fd" officeooo:paragraph-rsid="00192e05" fo:background-color="transparent" style:font-weight-asian="normal" style:font-weight-complex="normal"/>
    </style:style>
    <style:style style:name="P14" style:family="paragraph" style:parent-style-name="Standard">
      <style:text-properties fo:language="ru" fo:country="RU" fo:font-weight="normal" officeooo:rsid="001104c4" officeooo:paragraph-rsid="001883fd" fo:background-color="#ff66cc" style:font-weight-asian="normal" style:font-weight-complex="normal"/>
    </style:style>
    <style:style style:name="P15" style:family="paragraph" style:parent-style-name="Standard">
      <style:text-properties fo:language="ru" fo:country="RU" fo:font-weight="normal" officeooo:rsid="00145acf" officeooo:paragraph-rsid="001883fd" fo:background-color="#ff66cc" style:font-weight-asian="normal" style:font-weight-complex="normal"/>
    </style:style>
    <style:style style:name="P16" style:family="paragraph" style:parent-style-name="Standard">
      <style:text-properties fo:language="ru" fo:country="RU" fo:font-weight="normal" officeooo:rsid="001104c4" officeooo:paragraph-rsid="001883fd" fo:background-color="#ff66cc" style:font-weight-asian="normal" style:font-weight-complex="normal"/>
    </style:style>
    <style:style style:name="P17" style:family="paragraph" style:parent-style-name="Standard">
      <style:text-properties fo:language="ru" fo:country="RU" fo:font-weight="normal" officeooo:rsid="00130110" officeooo:paragraph-rsid="001883fd" style:font-weight-asian="normal" style:font-weight-complex="normal"/>
    </style:style>
    <style:style style:name="P18" style:family="paragraph" style:parent-style-name="Standard">
      <style:text-properties fo:language="ru" fo:country="RU" fo:font-weight="normal" officeooo:rsid="00161a29" officeooo:paragraph-rsid="00161a29" fo:background-color="#ffff00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130110"/>
    </style:style>
    <style:style style:name="T3" style:family="text">
      <style:text-properties officeooo:rsid="00145acf"/>
    </style:style>
    <style:style style:name="T4" style:family="text">
      <style:text-properties officeooo:rsid="00192e05"/>
    </style:style>
    <style:style style:name="T5" style:family="text">
      <style:text-properties fo:color="#ff3399"/>
    </style:style>
    <style:style style:name="T6" style:family="text">
      <style:text-properties fo:color="#ff3399" officeooo:rsid="0019cade"/>
    </style:style>
    <style:style style:name="T7" style:family="text">
      <style:text-properties officeooo:rsid="0019cad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1. <text:span text:style-name="T1">Выбрать название, которое будет отражаться в заголовке.</text:span></text:p>
      <text:p text:style-name="P1">Монтажник плюс.</text:p>
      <text:p text:style-name="P1">Монтажник в Сыктывкаре.</text:p>
      <text:p text:style-name="P1">Монтажные работы в Сыктывкаре.</text:p>
      <text:p text:style-name="P1"/>
      <text:p text:style-name="P1"/>
      <text:p text:style-name="P3">2. Слоган.</text:p>
      <text:p text:style-name="P1">Монтажные работы в кратчайшие сроки!</text:p>
      <text:p text:style-name="P1"><text:s text:c="2"/></text:p>
      <text:p text:style-name="P2">3. <text:span text:style-name="T1">Текст.</text:span></text:p>
      <text:p text:style-name="P5"/>
      <text:p text:style-name="P4"><text:span text:style-name="T2">С развитием коммуникационных сфер в г. Сыктывкаре оказался востребован спрос на оказание услуг монтажных работ различных видов деятельности. </text:span>Мы рады предложить вам оперативн<text:span text:style-name="T3">ые</text:span> и качественн<text:span text:style-name="T3">ые</text:span> у<text:span text:style-name="T3">слуги по <text:s/>замене монтажных работ</text:span> в системе <text:span text:style-name="T2"><text:s/>элетропроводных систем: <text:s text:c="2"/></text:span><text:span text:style-name="T6">АШЫБКА!!! ПЫЩЬ ПЫЩЬ.</text:span></text:p>
      <text:p text:style-name="P14">Замена линий электропередач. </text:p>
      <text:p text:style-name="P14">Замена электропроводки в помещениях.</text:p>
      <text:p text:style-name="P14">Замена самонесущих изолированных проводов.</text:p>
      <text:p text:style-name="P15">Замена опор линий электропередач.</text:p>
      <text:p text:style-name="P14">Монтажные работы. <text:s/></text:p>
      <text:p text:style-name="P17"><text:s text:c="2"/>Мы гарантируем Вам :</text:p>
      <text:p text:style-name="P6"><text:span text:style-name="T4">Высочайшее качество</text:span> в разработке электромонтажных систем.……. <text:s/><text:span text:style-name="T6">РАЗРАБАТЫВАЮТ ПО НО НЕ ЭЛЕКТРОМОНТАЖНЫЕ СИСТЕМЫ</text:span></text:p>
      <text:p text:style-name="P6">Высокое качество работы …….</text:p>
      <text:p text:style-name="P6">Все виды работ выполняются в точно оговоренные сроки..</text:p>
      <text:p text:style-name="P8">Договорная документация предоставляется на руки.</text:p>
      <text:p text:style-name="P9"><text:s/><text:span text:style-name="T4">и до конца ноября <text:s/>действует </text:span>Выгодная позиция <text:s text:c="5"/><text:span text:style-name="T5"><text:s/></text:span><text:span text:style-name="T6">ПОЗИЦИЯ ТЕПЕРЬ ДЕЙСТВУЕТ?</text:span></text:p>
      <text:p text:style-name="P11"><text:s/>!.Только до конца <text:s/>ноября (до конца декабря) компания «Монтажник плюс» предоставляет услуги по сниженным ценам. </text:p>
      <text:p text:style-name="P13"><text:s/>! Вы также можете порекомендовать Нас вашим знакомым и получить дополнительную скидку на монтажные работы, предоставленные сервисом.</text:p>
      <text:p text:style-name="P13"><text:s/></text:p>
      <text:p text:style-name="P6"><text:s text:c="2"/></text:p>
      <text:p text:style-name="P18">ИЛИ</text:p>
      <text:p text:style-name="P7">Дорогой гость! Приветствуем Вас на <text:s/>сайте, ! </text:p>
      <text:p text:style-name="P7"/>
      <text:p text:style-name="P7"><text:s/></text:p>
      <text:p text:style-name="P12"/>
      <text:p text:style-name="P10"><text:s/></text:p>
      <text:p text:style-name="P10"/>
      <text:p text:style-name="P10"/>
      <text:p text:style-name="P10"/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H28M24S</meta:editing-duration>
    <meta:editing-cycles>6</meta:editing-cycles>
    <meta:generator>LibreOffice/5.0.3.2$Windows_x86 LibreOffice_project/e5f16313668ac592c1bfb310f4390624e3dbfb75</meta:generator>
    <dc:date>2016-11-15T17:48:14.901000000</dc:date>
    <meta:document-statistic meta:table-count="0" meta:image-count="0" meta:object-count="0" meta:page-count="1" meta:paragraph-count="28" meta:word-count="163" meta:character-count="1261" meta:non-whitespace-character-count="1090"/>
    <meta:user-defined meta:name="Info 1"/>
    <meta:user-defined meta:name="Info 2"/>
    <meta:user-defined meta:name="Info 3"/>
    <meta:user-defined meta:name="Info 4"/>
  </office:meta>
</office:document-meta>
</file>